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Įprastasis" style:master-page-name="MP0" style:family="paragraph">
      <style:paragraph-properties fo:break-before="page" fo:text-align="justify" fo:text-indent="0.9in"/>
    </style:style>
    <style:style style:name="T2" style:parent-style-name="Numatytasispastraiposšriftas" style:family="text">
      <style:text-properties style:font-name="Times New Roman" fo:font-weight="bold" style:font-weight-asian="bold" style:font-weight-complex="bold" fo:color="#424242" fo:font-size="12pt" style:font-size-asian="12pt" style:font-size-complex="12pt" fo:background-color="#FFFFFF"/>
    </style:style>
    <style:style style:name="T3" style:parent-style-name="Numatytasispastraiposšriftas" style:family="text">
      <style:text-properties style:font-name="Times New Roman" fo:color="#424242" fo:font-size="12pt" style:font-size-asian="12pt" style:font-size-complex="12pt" fo:background-color="#FFFFFF"/>
    </style:style>
    <style:style style:name="P4" style:parent-style-name="Įprastasis" style:family="paragraph">
      <style:paragraph-properties fo:text-align="justify" fo:text-indent="0.9in"/>
      <style:text-properties style:font-name="Times New Roman" fo:color="#424242" fo:font-size="12pt" style:font-size-asian="12pt" style:font-size-complex="12pt" fo:background-color="#FFFFFF"/>
    </style:style>
    <style:style style:name="P5" style:parent-style-name="Įprastasis" style:family="paragraph">
      <style:paragraph-properties fo:text-align="justify" fo:text-indent="0.9in"/>
      <style:text-properties style:font-name="Times New Roman" fo:color="#424242" fo:font-size="12pt" style:font-size-asian="12pt" style:font-size-complex="12pt" fo:background-color="#FFFFFF"/>
    </style:style>
    <style:style style:name="P6" style:parent-style-name="Įprastasis" style:family="paragraph">
      <style:paragraph-properties fo:text-align="justify" fo:text-indent="0.9in"/>
      <style:text-properties style:font-name="Times New Roman" fo:color="#424242" fo:font-size="12pt" style:font-size-asian="12pt" style:font-size-complex="12pt" fo:background-color="#FFFFFF"/>
    </style:style>
    <style:style style:name="P7" style:parent-style-name="Įprastasis" style:family="paragraph">
      <style:paragraph-properties fo:text-align="justify" fo:text-indent="0.9in"/>
    </style:style>
    <style:style style:name="T8" style:parent-style-name="Numatytasispastraiposšriftas" style:family="text">
      <style:text-properties style:font-name="Times New Roman" fo:font-weight="bold" style:font-weight-asian="bold" style:font-weight-complex="bold" fo:color="#424242" fo:font-size="12pt" style:font-size-asian="12pt" style:font-size-complex="12pt" fo:background-color="#FFFFFF"/>
    </style:style>
    <style:style style:name="T9" style:parent-style-name="Numatytasispastraiposšriftas" style:family="text">
      <style:text-properties style:font-name="Times New Roman" fo:color="#424242" fo:font-size="12pt" style:font-size-asian="12pt" style:font-size-complex="12pt" fo:background-color="#FFFFFF"/>
    </style:style>
    <style:style style:name="P10" style:parent-style-name="Įprastasis" style:family="paragraph">
      <style:paragraph-properties fo:text-align="justify" fo:text-indent="0.9in"/>
    </style:style>
    <style:style style:name="T11" style:parent-style-name="Numatytasispastraiposšriftas" style:family="text">
      <style:text-properties style:font-name="Times New Roman" fo:font-weight="bold" style:font-weight-asian="bold" style:font-weight-complex="bold" fo:color="#424242" fo:font-size="12pt" style:font-size-asian="12pt" style:font-size-complex="12pt" fo:background-color="#FFFFFF"/>
    </style:style>
    <style:style style:name="T12" style:parent-style-name="Numatytasispastraiposšriftas" style:family="text">
      <style:text-properties style:font-name="Times New Roman" fo:color="#424242" fo:font-size="12pt" style:font-size-asian="12pt" style:font-size-complex="12pt" fo:background-color="#FFFFFF"/>
    </style:style>
    <style:style style:name="P13" style:parent-style-name="Įprastasis" style:family="paragraph">
      <style:paragraph-properties fo:text-align="justify" fo:text-indent="0.9in"/>
    </style:style>
    <style:style style:name="T14" style:parent-style-name="Numatytasispastraiposšriftas" style:family="text">
      <style:text-properties style:font-name="Times New Roman" fo:font-weight="bold" style:font-weight-asian="bold" style:font-weight-complex="bold" fo:color="#424242" fo:font-size="12pt" style:font-size-asian="12pt" style:font-size-complex="12pt" fo:background-color="#FFFFFF"/>
    </style:style>
    <style:style style:name="T15" style:parent-style-name="Numatytasispastraiposšriftas" style:family="text">
      <style:text-properties style:font-name="Times New Roman" fo:color="#424242" fo:font-size="12pt" style:font-size-asian="12pt" style:font-size-complex="12pt" fo:background-color="#FFFFFF"/>
    </style:style>
    <style:style style:name="P16" style:parent-style-name="Įprastasis" style:family="paragraph">
      <style:paragraph-properties fo:text-align="justify" fo:text-indent="0.9in"/>
      <style:text-properties style:font-name="Times New Roman" fo:color="#424242" fo:font-size="12pt" style:font-size-asian="12pt" style:font-size-complex="12pt" fo:background-color="#FFFFFF"/>
    </style:style>
  </office:automatic-styles>
  <office:body>
    <office:text text:use-soft-page-breaks="true">
      <text:p text:style-name="P1"><text:span text:style-name="T2">LAISVAMANYSTĖS</text:span><text:span text:style-name="T3"><text:s/>drakonas – gimimo laikotarpiai: 1992.01.21-1992.10.16</text:span></text:p>
      <text:p text:style-name="P4"><text:tab/><text:tab/><text:tab/><text:s text:c="26"/>2000.11.26-2001.08.22</text:p>
      <text:p text:style-name="P5"><text:tab/><text:tab/><text:tab/><text:s text:c="26"/>2009.10.01-2010.06.27</text:p>
      <text:p text:style-name="P6"><text:tab/><text:tab/><text:tab/><text:s text:c="27"/>.......</text:p>
      <text:p text:style-name="P7"><text:span text:style-name="T8">Ydos esmė</text:span><text:span text:style-name="T9"><text:s/>– Žmogus nebeskiria blogio ir gėrio, jam į viską nusispjauti, nieko nebeatlieka pareigingai, atsakingai, iki galo. Jis mėtosi, daro daug įvairiausių rizikingų žingsnių, nes nieko nesureikšmina – nei savęs, nei artimųjų.<text:s/></text:span></text:p>
      <text:p text:style-name="P10"><text:span text:style-name="T11">Palėptas talentas:<text:s/></text:span><text:span text:style-name="T12">įgauna magišką apsaugą nuo blogio; mato ateitį toli į priekį; labai lengvai įvaldo naujausias technologijas; tampa draugų rato, savo sociumo lyderiu, siela; įgauna telepatinių gebėjimų.<text:s/></text:span></text:p>
      <text:p text:style-name="P13"><text:span text:style-name="T14">Nuodėmingas mąstymo modelis</text:span><text:span text:style-name="T15"><text:s/>(nepareigingumas; ekstravagancija; nepastovumas; valkatavimas; nenatūralumas; nihilizmas; netikėjimas; kraštutinumai; abejingumas; išnaudojimas). Pvz, kaip kraštutinumus apimtų: viskas arba nieko, aš neturiu ko prarasti. Lengvai priimu tai, kas mano aplinkos žmonėms atrodo visiškai nepriimtina. Dažnai staiga atsiduriu arti ribos; medituodamas galiu prarasti sąmonę, santykiuose būnu arti išsiskyrimo, ligoje – arti mirties...<text:s/></text:span></text:p>
      <text:p text:style-name="P16">Kad nugalėti ydą būtina įgyti priešingų savybių. Padės Liūto principai (kurti, mylėti; ieškoti gėrio; tapti vieningo srauto dalimi).</text:p>
      <text:p text:style-name="Įprastasi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Įprastasis" style:display-name="Įprastasis" style:family="paragraph">
      <style:paragraph-properties fo:line-height="104%"/>
      <style:text-properties style:font-name="Calibri" style:font-name-asian="Calibri" style:font-name-complex="Times New Roman" fo:hyphenate="false"/>
    </style:style>
    <style:style style:name="Numatytasispastraiposšriftas" style:display-name="Numatytasis pastraipos šrifta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rgita  Jurėnienė</meta:initial-creator>
    <dc:creator>Jurgita  Jurėnienė</dc:creator>
    <meta:creation-date>2022-02-15T10:02:00Z</meta:creation-date>
    <dc:date>2022-02-15T10:02:00Z</dc:date>
    <meta:template xlink:href="Normal.dotm" xlink:type="simple"/>
    <meta:editing-cycles>2</meta:editing-cycles>
    <meta:editing-duration>PT0S</meta:editing-duration>
    <meta:document-statistic meta:page-count="1" meta:paragraph-count="2" meta:word-count="787" meta:character-count="1235" meta:row-count="3" meta:non-whitespace-character-count="450"/>
  </office:meta>
</office:document-meta>
</file>